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Tinos" fo:font-size="14pt" style:font-size-asian="14pt" style:font-size-complex="14pt"/>
    </style:style>
    <style:style style:name="P3" style:family="paragraph" style:parent-style-name="Standard">
      <style:text-properties style:font-name="Tino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A Terra Vai Um Dia Comtemplar / Aleluia</text:p>
      <text:p text:style-name="P2"></text:p>
      <text:p text:style-name="P2">Intro: E <text:s/>C#m <text:s/>A <text:s/>F#m <text:s/>B</text:p>
      <text:p text:style-name="P2"></text:p>
      <text:p text:style-name="P2"><text:s text:c="5"/>E <text:s text:c="20"/><text:tab/><text:tab/> <text:s text:c="3"/>C#m</text:p>
      <text:p text:style-name="P2">A terra vai um dia contemplar</text:p>
      <text:p text:style-name="P2"><text:s text:c="5"/>A <text:s text:c="4"/>F#m <text:s text:c="8"/><text:tab/> <text:s text:c="3"/>B</text:p>
      <text:p text:style-name="P2">Aquele que um dia virá</text:p>
      <text:p text:style-name="P2"><text:s/>E <text:s text:c="18"/><text:tab/> <text:s text:c="6"/>C#m</text:p>
      <text:p text:style-name="P2">Com Autoridade julgará</text:p>
      <text:p text:style-name="P2"><text:s text:c="13"/>A <text:s text:c="3"/>F#m <text:s text:c="9"/>B</text:p>
      <text:p text:style-name="P2">Toda a terra se ajuelhará</text:p>
      <text:p text:style-name="P2"></text:p>
      <text:p text:style-name="P2">E</text:p>
      <text:p text:style-name="P2">Oh aleluia</text:p>
      <text:p text:style-name="P2"><text:s text:c="16"/>C#m</text:p>
      <text:p text:style-name="P2">Ele voltará</text:p>
      <text:p text:style-name="P2"><text:s text:c="4"/><text:tab/> A <text:s text:c="2"/>F#m</text:p>
      <text:p text:style-name="P2">Oh aleluia</text:p>
      <text:p text:style-name="P2"><text:s text:c="20"/>B</text:p>
      <text:p text:style-name="P2">Para nos levar</text:p>
      <text:p text:style-name="P2"></text:p>
      <text:p text:style-name="P2">E <text:s text:c="22"/><text:tab/><text:tab/>C#m</text:p>
      <text:p text:style-name="P2">Uma nova terra assim será</text:p>
      <text:p text:style-name="P2"><text:s text:c="8"/>A <text:s text:c="2"/>F#m <text:s text:c="16"/>B</text:p>
      <text:p text:style-name="P2">E a paz nunca se findará</text:p>
      <text:p text:style-name="P2">E <text:s text:c="21"/><text:tab/> <text:s text:c="6"/>C#m</text:p>
      <text:p text:style-name="P2">Oh como será maravilhoso</text:p>
      <text:p text:style-name="P2"><text:s text:c="3"/><text:tab/> <text:s text:c="4"/>A <text:s/>F#m <text:s text:c="13"/>B</text:p>
      <text:p text:style-name="P2">Contemplar o Meu salvador</text:p>
      <text:p text:style-name="P2"></text:p>
      <text:p text:style-name="P2">E</text:p>
      <text:p text:style-name="P2">Oh aleluia</text:p>
      <text:p text:style-name="P2"><text:s text:c="16"/>C#m</text:p>
      <text:p text:style-name="P2">Ele voltará</text:p>
      <text:p text:style-name="P2"><text:s text:c="12"/>A <text:s text:c="3"/>F#m</text:p>
      <text:p text:style-name="P2">Oh aleluia</text:p>
      <text:p text:style-name="P2"><text:s text:c="20"/>B</text:p>
      <text:p text:style-name="P2">Para nos levar</text:p>
      <text:p text:style-name="P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19:00:01</meta:creation-date>
    <meta:document-statistic meta:table-count="0" meta:image-count="0" meta:object-count="0" meta:page-count="1" meta:paragraph-count="40" meta:word-count="100" meta:character-count="759"/>
    <dc:date>2016-05-14T19:09:34</dc:date>
    <meta:editing-duration>PT9M33S</meta:editing-duration>
    <meta:editing-cycles>1</meta:editing-cycles>
    <meta:generator>OpenOffice/4.1.2$Linux OpenOffice.org_project/412m3$Build-9782</meta:generator>
  </office:meta>
</office:document-meta>
</file>